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style:text-underline-style="none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6pt" style:text-underline-style="solid" style:text-underline-width="auto" style:text-underline-color="font-color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text-underline-style="none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Arial" fo:font-size="12pt" style:text-underline-style="none" fo:font-weight="normal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color="#000000" fo:font-size="10pt" fo:font-style="italic" style:font-name-asian="lucidatypewriter" style:font-size-asian="10pt" style:font-style-asian="italic" style:font-name-complex="lucidatypewriter" style:font-size-complex="10pt" style:font-style-complex="italic"/>
    </style:style>
    <style:style style:name="T12" style:family="text">
      <style:text-properties fo:color="#000000" fo:font-size="10pt" fo:font-style="normal" style:text-underline-style="none" style:font-name-asian="lucidatypewriter" style:font-size-asian="10pt" style:font-style-asian="normal" style:font-name-complex="lucidatypewriter" style:font-size-complex="10pt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orio 2</text:p>
      <text:p text:style-name="P1"/>
      <text:p text:style-name="P2">Edward Zambrano 07-41677</text:p>
      <text:p text:style-name="P2"/>
      <text:p text:style-name="P2"/>
      <text:p text:style-name="P2"/>
      <text:p text:style-name="P4">Pregunta 1</text:p>
      <text:p text:style-name="P6"/>
      <text:p text:style-name="P7">a)</text:p>
      <text:p text:style-name="P6">Para construir la matriz deseada, se utiliza la función <text:bookmark-start text:name="DDE_LINK"/><text:span text:style-name="T1">matriz_hilbert() </text:span><text:bookmark-end text:name="DDE_LINK"/>con argumento n = 25, el valor del determinante es <text:span text:style-name="T3">5.4823e-274 </text:span><text:span text:style-name="T4">. </text:span></text:p>
      <text:p text:style-name="P8"/>
      <text:p text:style-name="P8">Se debe tomar en cuenta que para obtener la matriz se estan cometiendo errores de calculo ya que se estan operando números parecidos y además de dividir el 1 entre números mayores a 1.</text:p>
      <text:p text:style-name="P8"/>
      <text:p text:style-name="P8">Para que una matriz sea invertible debe cumplir con lo siguiente:</text:p>
      <text:list xml:id="list382916228" text:style-name="L1">
        <text:list-item>
          <text:p text:style-name="P15">debe ser posible obtener su determinante (la matriz debe ser cuadrada)</text:p>
        </text:list-item>
        <text:list-item>
          <text:p text:style-name="P15">su determinante debe ser distinto de 0</text:p>
        </text:list-item>
      </text:list>
      <text:p text:style-name="P8"/>
      <text:p text:style-name="P8">La matriz obtenida cumple con ambos requisitos, puesto que el determinante a pesar de ser un número muy pequeño, es distinto del valor nulo. <text:s/></text:p>
      <text:p text:style-name="P8"/>
      <text:p text:style-name="P8"/>
      <text:p text:style-name="P7">b)</text:p>
      <text:p text:style-name="P7"/>
      <text:p text:style-name="P6">La solución de este sistema es un vector de 1s de tamaño n(25). Es interesante observar que si se intenta obtener la solucion mediante la forma <text:span text:style-name="T1">x=A\b, </text:span><text:span text:style-name="T5">para n = 25 se obtiene un resultado totalmente diferente. Mientras que si se utiliza un pequeño (n=5) el resultado obtenido es el correcto. Esto se debe a que el número de condición de la matriz A aumenta enormemente al aumentar el tamaño de n, por lo tanto el sistema esta mal condicionado.</text:span></text:p>
      <text:p text:style-name="P6"/>
      <text:p text:style-name="P7">c)</text:p>
      <text:p text:style-name="P3"/>
      <text:p text:style-name="P6">Al calcular la inversa de A, el computador comete errores de calculo al obtener cada uno de los elementos de la matriz, por lo que al hacer la multiplicación de A por su inversa, el resultado es distinto a la matriz identidad, pero como se menciona anteriormente, la matriz <text:span text:style-name="T1">inv(A) </text:span><text:span text:style-name="T5">calculada por matlab no es exactamente igual a la inversa de la matriz A. Podemos ver que la norma infinito de la diferencia de la matriz obtenida al multiplicar A por su inversa y la matriz identidad de tamaño 25 es un número bastante alto, lo cual nos indica que ambas matrices son diferentes.</text:span></text:p>
      <text:p text:style-name="P9"/>
      <text:p text:style-name="P10">d)</text:p>
      <text:p text:style-name="P10"/>
      <text:p text:style-name="P8"><text:span text:style-name="T5">Al calcular </text:span><text:span text:style-name="T1">C=inv(inv(A))</text:span><text:span text:style-name="T5">, el resultado esperado teoricamente es que C sea equivalente a la matriz A, pero en la práctica no sucede esto, dado que la matriz </text:span><text:span text:style-name="T1">inv(A) </text:span><text:span text:style-name="T5">es calculada mediante </text:span><text:soft-page-break/><text:span text:style-name="T5">operaciones con decimales y suma de números de magnitudes parecidas las cuales generan errores de calculo pues el <text:s/>computador no logra representar con exactitud a dichas cantidades, por lo que se forzada a redondear </text:span><text:span text:style-name="T5">las cifras. Esto es lo que causa que la matriz </text:span><text:span text:style-name="T1">inv(A) (obtenida en matlab) </text:span><text:span text:style-name="T5">sea distinta a la matriz inversa de A.</text:span></text:p>
      <text:p text:style-name="P11"/>
      <text:p text:style-name="P10">e)</text:p>
      <text:p text:style-name="P10"/>
      <text:p text:style-name="P11">Por definición se conoce que <text:s/>el determinante <text:s/>de una matriz es igual a 1 sobre el determinante de la inversa de dicha matriz. Por lo tanto al multiplicar el determinante de A por el determinante de su inversa, deberia dar el valor 1; mas sin embargo esto no es asi debido a los errores mencionados en la sección anterior.</text:p>
      <text:p text:style-name="P11"/>
      <text:p text:style-name="P10">f)</text:p>
      <text:p text:style-name="P10"/>
      <text:p text:style-name="P8"><text:span text:style-name="T5">La norma infinito de la matriz es </text:span><text:span text:style-name="T6"><text:s/>1.6963e+19</text:span><text:span text:style-name="T5">, lo cual indica que “pequeños cambios en los datos dan lugar a pequeños cambios es las respuestas” dado que el número se encuentra enormemente alejado del 1.</text:span></text:p>
      <text:p text:style-name="P11"><text:s/></text:p>
      <text:p text:style-name="P10">g)</text:p>
      <text:p text:style-name="P7"><text:span text:style-name="T5"><text:line-break/></text:span><text:span text:style-name="T7">Esta operación ya se calculo en la seccion </text:span><text:span text:style-name="T5">b </text:span></text:p>
      <text:p text:style-name="P10"/>
      <text:p text:style-name="P10">h)</text:p>
      <text:p text:style-name="P10"/>
      <text:p text:style-name="P11">Para poder analizar esto, primero se debe tomar en cuenta cual es el valor de b:</text:p>
      <text:p text:style-name="P11"/>
      <text:p text:style-name="P12">b=A*ones(25,1)<text:tab/></text:p>
      <text:p text:style-name="P12"/>
      <text:p text:style-name="P8"><text:span text:style-name="T5">Por lo tanto</text:span><text:span text:style-name="T1"> b-(A*w)</text:span><text:span text:style-name="T5"> donde w es </text:span><text:span text:style-name="T1">ones(25,1) </text:span><text:span text:style-name="T5">resulta en un vector nulo de tamaño </text:span><text:span text:style-name="T1">n=25. </text:span><text:span text:style-name="T5">Si se obtiene la norma infinito de este vector, el resultado es cero como era de esperarse.<text:tab/></text:span></text:p>
      <text:p text:style-name="P11"/>
      <text:p text:style-name="P8"><text:span text:style-name="T5">En la segunda parte se calcula la norma infinito de x-w. Como se habia calculado antes, x teoricamente es un vector de tamaño n=25 compuesto de 1s. Por lo que al restar x-w deberia obtenerse un vector nulo de tamaño 25. Mas sin embargo como se menciono anteriormente, el valor obtenido por Maltab para x es incorrecto, por lo que la norma infinito de x-w es </text:span><text:span text:style-name="T6">46.4096 </text:span><text:span text:style-name="T5">lo cual indica que dichos vectores son distintos.</text:span></text:p>
      <text:p text:style-name="P11"/>
      <text:p text:style-name="P5">Pregunta 2</text:p>
      <text:p text:style-name="P5"/>
      <text:p text:style-name="P10">a)</text:p>
      <text:p text:style-name="P13"><text:span text:style-name="T8">Al calcular v (vease </text:span><text:span text:style-name="T2">lab2.m</text:span><text:span text:style-name="T8">) obtenemos <text:s/></text:span><text:span text:style-name="T9">-1.4640</text:span><text:span text:style-name="T8">, por lo tanto se cumple la condición vista en teoria dado que </text:span><text:span text:style-name="T11">norm(deltaX,inf)/norm(X,inf)</text:span><text:span text:style-name="T8"> es menor o igual que </text:span></text:p>
      <text:p text:style-name="P14"><text:span text:style-name="T12">condH*(norm(deltaH,inf)/norm(H,inf))</text:span><text:span text:style-name="T10">.</text:span></text:p>
      <text:p text:style-name="P11"/>
      <text:p text:style-name="P10">b)</text:p>
      <text:p text:style-name="P11"/>
      <text:p text:style-name="P13"><text:span text:style-name="T8">Debemos observar que el número decondicion de H es un número alejado del 1 por lo tanto pequeños cambios en la matriz <text:s/>originan grandes cambios en las respuestas. Es decir que el </text:span><text:soft-page-break/><text:span text:style-name="T8">sistema se encuentra mal condicionado. En cuanto al valor de la norma infinito de δx</text:span><text:span text:style-name="T8">, vemos que varia enormemente a pesar de que la perturbacion de H fue muy pequeña y solo se realizo en uno de los elementos de la matriz. Se </text:span><text:span text:style-name="T8">evidencia que un pequeño cambio en la matriz H genera grandes cambios en el vector solución del sistema.</text:span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V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dward </meta:initial-creator>
    <meta:creation-date>2011-07-03T13:40:42</meta:creation-date>
    <dc:date>2011-07-05T19:15:54</dc:date>
    <dc:creator>edward </dc:creator>
    <meta:editing-duration>PT02H09M42S</meta:editing-duration>
    <meta:editing-cycles>9</meta:editing-cycles>
    <meta:generator>OpenOffice.org/3.1$Linux OpenOffice.org_project/310m19$Build-9420</meta:generator>
    <meta:document-statistic meta:table-count="0" meta:image-count="0" meta:object-count="0" meta:page-count="3" meta:paragraph-count="34" meta:word-count="749" meta:character-count="4213"/>
  </office:meta>
</office:document-meta>
</file>